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925cm" fo:min-width="4.58cm"/>
      <style:paragraph-properties style:writing-mode="lr-tb"/>
    </style:style>
    <style:style style:name="gr2" style:family="graphic" style:parent-style-name="Component" style:list-style-name="L1">
      <style:graphic-properties draw:textarea-horizontal-align="justify" draw:textarea-vertical-align="top" draw:auto-grow-height="false" fo:min-height="7.37cm" fo:min-width="10.295cm"/>
      <style:paragraph-properties style:writing-mode="lr-tb"/>
    </style:style>
    <style:style style:name="gr3" style:family="graphic" style:parent-style-name="text-property">
      <style:graphic-properties fo:min-height="3.763cm"/>
      <style:paragraph-properties style:writing-mode="lr-tb"/>
    </style:style>
    <style:style style:name="gr4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5" style:family="graphic" style:parent-style-name="text-property">
      <style:graphic-properties fo:min-height="0.925cm"/>
      <style:paragraph-properties style:writing-mode="lr-tb"/>
    </style:style>
    <style:style style:name="gr6" style:family="graphic" style:parent-style-name="Store">
      <style:graphic-properties fo:min-height="3.56cm" fo:min-width="5.85cm"/>
      <style:paragraph-properties style:writing-mode="lr-tb"/>
    </style:style>
    <style:style style:name="gr7" style:family="graphic" style:parent-style-name="Comment">
      <style:graphic-properties draw:textarea-horizontal-align="justify" draw:textarea-vertical-align="middle" draw:auto-grow-height="false" fo:min-height="1.765cm" fo:min-width="2.941cm" fo:wrap-option="wrap"/>
      <style:paragraph-properties style:writing-mode="lr-tb"/>
    </style:style>
    <style:style style:name="gr8" style:family="graphic" style:parent-style-name="Comment">
      <style:graphic-properties draw:textarea-horizontal-align="justify" draw:textarea-vertical-align="middle" draw:auto-grow-height="false" fo:min-height="1.176cm" fo:min-width="2.941cm" fo:wrap-option="wrap"/>
      <style:paragraph-properties style:writing-mode="lr-tb"/>
    </style:style>
    <style:style style:name="gr9" style:family="graphic" style:parent-style-name="text-property">
      <style:graphic-properties fo:min-height="2.509cm"/>
      <style:paragraph-properties style:writing-mode="lr-tb"/>
    </style:style>
    <style:style style:name="gr10" style:family="graphic" style:parent-style-name="Comment">
      <style:graphic-properties draw:textarea-horizontal-align="justify" draw:textarea-vertical-align="middle" draw:auto-grow-height="false" fo:min-height="2.241cm" fo:min-width="4.03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3.175cm" svg:x="15.605cm" svg:y="1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0.795cm" svg:height="7.62cm" svg:x="1cm" svg:y="1cm">
          <text:p text:style-name="P2">Compil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6.985cm" svg:height="4.013cm" svg:x="1.635cm" svg:y="2.075cm">
          <draw:text-box>
            <text:p>&lt;MediaTrack&gt;</text:p>
            <text:p text:style-name="P4"><text:s text:c="4"/>&lt;TrackHeader/&gt;</text:p>
            <text:p text:style-name="P4"><text:s text:c="4"/>&lt;AudioElement/&gt;</text:p>
            <text:p text:style-name="P4"><text:s text:c="4"/>&lt;AudioLevels/&gt;</text:p>
            <text:p text:style-name="P4"><text:s text:c="4"/>&lt;PlaybackWidget/&gt;</text:p>
            <text:p text:style-name="P4">&lt;/MediaTrack&gt;</text:p>
          </draw:text-box>
        </draw:frame>
        <draw:connector draw:style-name="gr4" draw:text-style-name="P2" draw:layer="layout" draw:type="curve" svg:x1="15.605cm" svg:y1="2.587cm" svg:x2="11.16cm" svg:y2="2.587cm" draw:start-shape="id1" draw:start-glue-point="3" draw:end-shape="id2" draw:end-glue-point="1" svg:d="M15605 2587h-4445" svg:viewBox="0 0 4446 1">
          <text:p text:style-name="P5">retrieve</text:p>
        </draw:connector>
        <draw:connector draw:style-name="gr4" draw:text-style-name="P2" draw:layer="layout" draw:type="curve" svg:x1="11.795cm" svg:y1="4.81cm" svg:x2="16.24cm" svg:y2="10.525cm" draw:start-shape="id3" draw:start-glue-point="1" draw:end-shape="id4" draw:end-glue-point="0" svg:d="M11795 4810c2964 0 4445 1905 4445 5715" svg:viewBox="0 0 4446 5716">
          <text:p text:style-name="P2"><text:s text:c="25"/>provide</text:p>
        </draw:connector>
        <draw:frame draw:style-name="gr5" draw:text-style-name="P1" draw:layer="layout" svg:width="3.81cm" svg:height="1.175cm" svg:x="16.24cm" svg:y="1.73cm">
          <draw:text-box>
            <text:p>MediaURL[ ]</text:p>
          </draw:text-box>
        </draw:frame>
        <draw:custom-shape draw:style-name="gr6" draw:text-style-name="P1" xml:id="id4" draw:id="id4" draw:layer="layout" svg:width="6.35cm" svg:height="3.81cm" svg:x="13.065cm" svg:y="10.525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3.175cm" svg:height="1.905cm" svg:x="7.985cm" svg:y="1.635cm">
          <text:p text:style-name="P5">Represents the actual HTML audio element. The audio element may not actually get attached to the DOM</text:p>
          <draw:enhanced-geometry svg:viewBox="0 0 21600 21600" draw:text-areas="800 800 20800 20800" draw:type="round-rectangular-callout" draw:modifiers="-6059.69773299748 23356.5582371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3.175cm" svg:height="1.27cm" svg:x="7.985cm" svg:y="3.54cm">
          <text:p text:style-name="P5">Visual enhancement, using the audio element.</text:p>
          <draw:enhanced-geometry svg:viewBox="0 0 21600 21600" draw:text-areas="800 800 20800 20800" draw:type="round-rectangular-callout" draw:modifiers="-9317.38035264484 13850.5114083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xml:id="id5" draw:id="id5" draw:layer="layout" svg:width="3.175cm" svg:height="1.27cm" svg:x="7.985cm" svg:y="4.81cm">
          <text:p text:style-name="P5">The playback controls, using the media handler</text:p>
          <draw:enhanced-geometry svg:viewBox="0 0 21600 21600" draw:text-areas="800 800 20800 20800" draw:type="round-rectangular-callout" draw:modifiers="-5903.27455919395 4690.47993705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" draw:layer="layout" svg:width="5.08cm" svg:height="2.759cm" svg:x="13.7cm" svg:y="11.255cm">
          <draw:text-box>
            <text:p>Audio Context</text:p>
            <text:p>MediaHandler [ ]</text:p>
          </draw:text-box>
        </draw:frame>
        <draw:custom-shape draw:style-name="gr10" draw:text-style-name="P5" draw:layer="layout" svg:width="5.715cm" svg:height="3.175cm" svg:x="13.065cm" svg:y="5.445cm">
          <text:p text:style-name="P5">The Track </text:p>
          <text:p text:style-name="P5">- retrieves the media URL</text:p>
          <text:p text:style-name="P5">- creates an appropriate handler</text:p>
          <text:p text:style-name="P5">- provides the handler to the audio store</text:p>
          <text:p text:style-name="P5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curve" svg:x1="13.065cm" svg:y1="12.43cm" svg:x2="9.572cm" svg:y2="6.08cm" draw:start-shape="id4" draw:start-glue-point="3" draw:end-shape="id5" draw:end-glue-point="2" svg:d="M13065 12430c-2329 0-3493-2116-3493-6350" svg:viewBox="0 0 3494 6351">
          <text:p text:style-name="P2">use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none" svg:stroke-width="0.051cm" draw:marker-start-width="0.381cm" draw:marker-end-width="0.381cm" draw:fill="none" draw:fill-gradient-name="Gradient_20_1" draw:fill-hatch-name="Red_20_90_20_Degrees_20_Crossed_20_1" draw:fill-image-name="Bitmap_20_1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/>
      <style:paragraph-properties style:text-autospace="none"/>
      <style:text-properties style:font-name="Ubuntu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3-07-24T16:59:56.089836556</dc:date>
    <meta:editing-duration>PT6H17M40S</meta:editing-duration>
    <meta:editing-cycles>44</meta:editing-cycles>
    <meta:generator>LibreOffice/7.3.7.2$Linux_X86_64 LibreOffice_project/30$Build-2</meta:generator>
    <meta:document-statistic meta:object-count="13"/>
  </office:meta>
</office:document-meta>
</file>